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erm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erm</text:p>
          </table:table-cell>
          <table:table-cell table:formula="of:=[.B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Premium</text:p>
          </table:table-cell>
          <table:table-cell office:value-type="float" office:value="6400">
            <text:p>6400</text:p>
          </table:table-cell>
          <table:table-cell/>
          <table:table-cell office:value-type="string">
            <text:p>Premium</text:p>
          </table:table-cell>
          <table:table-cell table:style-name="ce1" office:value-type="float" office:value="45000">
            <text:p>4.50E+004</text:p>
          </table:table-cell>
          <table:table-cell/>
          <table:table-cell table:formula="of:=[.E2]/12" office:value-type="float" office:value="3750">
            <text:p>3750</text:p>
          </table:table-cell>
          <table:table-cell table:formula="of:=[.G2]/3" office:value-type="float" office:value="1250">
            <text:p>1250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 table:formula="of:=[.B2]*[.B1]" office:value-type="float" office:value="64000">
            <text:p>64000</text:p>
          </table:table-cell>
          <table:table-cell/>
          <table:table-cell office:value-type="string">
            <text:p>Total</text:p>
          </table:table-cell>
          <table:table-cell table:formula="of:=[.E2]*[.E1] / 100000" office:value-type="float" office:value="4.5">
            <text:p>4.5</text:p>
          </table:table-cell>
          <table:table-cell office:value-type="string">
            <text:p>lakh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verage</text:p>
          </table:table-cell>
          <table:table-cell table:style-name="ce1" office:value-type="float" office:value="500000">
            <text:p>5.00E+005</text:p>
          </table:table-cell>
          <table:table-cell/>
          <table:table-cell office:value-type="string">
            <text:p>Return</text:p>
          </table:table-cell>
          <table:table-cell table:style-name="ce1" table:formula="of:=[.E2] * 0.4" office:value-type="float" office:value="18000">
            <text:p>1.80E+0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erm</text:p>
          </table:table-cell>
          <table:table-cell table:formula="of:=[.E1]-1" office:value-type="float" office:value="9">
            <text:p>9</text:p>
          </table:table-cell>
          <table:table-cell table:number-columns-repeated="3"/>
        </table:table-row>
        <table:table-row table:style-name="ro2">
          <table:table-cell/>
          <table:table-cell table:formula="of:=[.B6]/[.B4]" office:value-type="float" office:value="7.8125">
            <text:p>7.8125</text:p>
          </table:table-cell>
          <table:table-cell/>
          <table:table-cell office:value-type="string">
            <text:p>Total</text:p>
          </table:table-cell>
          <table:table-cell table:formula="of:=[.E7]*[.E6] / 100000" office:value-type="float" office:value="1.62">
            <text:p>1.62</text:p>
          </table:table-cell>
          <table:table-cell office:value-type="string">
            <text:p>lakh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iff</text:p>
          </table:table-cell>
          <table:table-cell table:formula="of:=[.E4]-[.E8]" office:value-type="float" office:value="2.88">
            <text:p>2.8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asic Cov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itional cover</text:p>
          </table:table-cell>
          <table:table-cell table:formula="of:=13.5 + ([.E1]/2)" office:value-type="float" office:value="18.5">
            <text:p>18.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cover</text:p>
          </table:table-cell>
          <table:table-cell table:formula="of:=[.E13]+[.E12]" office:value-type="float" office:value="28.5">
            <text:p>28.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atio</text:p>
          </table:table-cell>
          <table:table-cell table:formula="of:=[.E15]/[.E10]" office:value-type="float" office:value="9.89583333333333">
            <text:p>9.895833333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9/13/2019</text:date>, <text:time>18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9-13T17:42:22.50</meta:creation-date>
    <dc:date>2019-09-13T18:03:54.81</dc:date>
    <dc:creator>Vignesh Sridharan</dc:creator>
    <meta:editing-duration>PT6M22S</meta:editing-duration>
    <meta:editing-cycles>1</meta:editing-cycles>
    <meta:document-statistic meta:table-count="3" meta:cell-count="35" meta:object-count="0"/>
    <meta:generator>OpenOffice/4.1.3$Win32 OpenOffice.org_project/413m1$Build-9783</meta:generator>
  </office:meta>
</office:document-meta>
</file>